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b7c" officeooo:paragraph-rsid="00063b7c"/>
    </style:style>
    <style:style style:name="P2" style:family="paragraph" style:parent-style-name="Standard">
      <style:text-properties officeooo:rsid="0006f2ad" officeooo:paragraph-rsid="0006f2ad"/>
    </style:style>
    <style:style style:name="P3" style:family="paragraph" style:parent-style-name="Standard">
      <style:text-properties officeooo:rsid="00098c5e" officeooo:paragraph-rsid="00098c5e"/>
    </style:style>
    <style:style style:name="P4" style:family="paragraph" style:parent-style-name="Standard">
      <style:text-properties officeooo:rsid="00063b7c" officeooo:paragraph-rsid="00063b7c"/>
    </style:style>
    <style:style style:name="P5" style:family="paragraph" style:parent-style-name="Standard">
      <style:text-properties officeooo:rsid="00098c5e" officeooo:paragraph-rsid="00098c5e"/>
    </style:style>
    <style:style style:name="T1" style:family="text">
      <style:text-properties officeooo:rsid="0007cbbb"/>
    </style:style>
    <style:style style:name="T2" style:family="text">
      <style:text-properties officeooo:rsid="0007ff2d"/>
    </style:style>
    <style:style style:name="T3" style:family="text">
      <style:text-properties officeooo:rsid="00087db8"/>
    </style:style>
    <style:style style:name="T4" style:family="text">
      <style:text-properties officeooo:rsid="000aad87"/>
    </style:style>
    <style:style style:name="T5" style:family="text">
      <style:text-properties officeooo:rsid="000c148a"/>
    </style:style>
    <style:style style:name="T6" style:family="text">
      <style:text-properties fo:font-weight="bold" officeooo:rsid="0007cbbb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font-weight="bold" officeooo:rsid="0006f2ad" style:font-weight-asian="bold" style:font-weight-complex="bold"/>
    </style:style>
    <style:style style:name="T9" style:family="text">
      <style:text-properties fo:color="#c9211e" loext:opacity="100%" fo:font-weight="bold" officeooo:rsid="0007cbbb" style:font-weight-asian="bold" style:font-weight-complex="bold"/>
    </style:style>
    <style:style style:name="T10" style:family="text">
      <style:text-properties officeooo:rsid="000d7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ário Fundamento:</text:p>
      <text:p text:style-name="P1"/>
      <text:p text:style-name="P1">1 – Qual a principal diferença entre software e hardware?</text:p>
      <text:p text:style-name="P1"><text:tab/><text:span text:style-name="T5">Software, refere-se à parte lógica de um sistema, enquanto o hardware refere-se à parte física do mesmo</text:span></text:p>
      <text:p text:style-name="P1">2 – São técnicas empregadas no levantamento de requisitos, exceto:</text:p>
      <text:p text:style-name="P1"><text:tab/>A – Entrevista</text:p>
      <text:p text:style-name="P1"><text:tab/>B – Leitura de Documentos</text:p>
      <text:p text:style-name="P1"><text:tab/><text:span text:style-name="T7">C – </text:span><text:span text:style-name="T8">Testes</text:span></text:p>
      <text:p text:style-name="P1"><text:tab/>D – Prototipação </text:p>
      <text:p text:style-name="P2">3 – <text:span text:style-name="T1">São exemplos de requisitos </text:span><text:span text:style-name="T3">não </text:span><text:span text:style-name="T1">funcionais, exceto:</text:span></text:p>
      <text:p text:style-name="P2"><text:tab/><text:span text:style-name="T9">A – O sistema deve possuir um CRUD completo.</text:span></text:p>
      <text:p text:style-name="P2"><text:tab/><text:span text:style-name="T1">B – O sistema <text:s/>deve </text:span><text:span text:style-name="T2">imprimir </text:span><text:span text:style-name="T3">na tela,</text:span><text:span text:style-name="T2"> relatório d</text:span><text:span text:style-name="T3">e</text:span><text:span text:style-name="T2"> venda do mês.</text:span></text:p>
      <text:p text:style-name="P2"><text:tab/><text:span text:style-name="T2">C – </text:span><text:span text:style-name="T3">O sistema deve ser disponibilizado para Android e IOS.</text:span></text:p>
      <text:p text:style-name="P2"><text:tab/><text:span text:style-name="T3">D – O sistema deve ter disponibilidade online 95% do tempo.</text:span></text:p>
      <text:p text:style-name="P3">4 – O que é um método ágil de desenvolvimento de software?</text:p>
      <text:p text:style-name="P3"><text:tab/>É <text:span text:style-name="T10">um método de desenvolvimento iterativo e incremental de software.</text:span></text:p>
      <text:p text:style-name="P3">5 – No processo SCRUM, é correto afirmar que: Novos requisitos podem ser adicionados ao backlog do produto a qualquer momento, <text:span text:style-name="T4">devendo apenas <text:s/>ter que informar a equipe de desenvolvimento sobre a adição. </text:span><text:span text:style-name="T5">Justifique </text:span><text:span text:style-name="T10">sua resposta.</text:span></text:p>
      <text:p text:style-name="P3"><text:tab/><text:span text:style-name="T10">Não. Pois para adicionar novos requisitos no backlog, necessita da aprovação do P.O (Product Owner) e consentimento da equipe técnica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0:43:19.159457068</meta:creation-date>
    <dc:date>2023-04-03T19:30:27.221660376</dc:date>
    <meta:editing-duration>PT10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71" meta:character-count="1093" meta:non-whitespace-character-count="912"/>
  </office:meta>
</office:document-meta>
</file>